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9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39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2" style:base-cell-address="Data_Sheet.B4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2" style:base-cell-address="Data_Sheet.B5"/>
      <style:map style:condition="is-true-formula(msoxl:AND(NOT(ISBLANK($A5)),ISBLANK(B5)))" style:apply-style-name="cf2" style:base-cell-address="Data_Sheet.B5"/>
      <style:map style:condition="is-true-formula(msoxl:AND(NOT(ISBLANK($A5)),ISBLANK(B5)))" style:apply-style-name="cf2" style:base-cell-address="Data_Sheet.B5"/>
      <style:map style:condition="is-true-formula(msoxl:AND(NOT(ISBLANK($A5)),ISBLANK(B5)))" style:apply-style-name="cf2" style:base-cell-address="Data_Sheet.B5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2" style:base-cell-address="Data_Sheet.B6"/>
      <style:map style:condition="is-true-formula(msoxl:AND(NOT(ISBLANK($A6)),ISBLANK(B6)))" style:apply-style-name="cf2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2" style:base-cell-address="Data_Sheet.C6"/>
      <style:map style:condition="is-true-formula(msoxl:AND(NOT(ISBLANK(A6)),ISBLANK(C6)))" style:apply-style-name="cf2" style:base-cell-address="Data_Sheet.C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2" style:base-cell-address="Data_Sheet.C5"/>
      <style:map style:condition="is-true-formula(msoxl:AND(NOT(ISBLANK(A5)),ISBLANK(C5)))" style:apply-style-name="cf2" style:base-cell-address="Data_Sheet.C5"/>
      <style:map style:condition="is-true-formula(msoxl:AND(NOT(ISBLANK(A5)),ISBLANK(C5)))" style:apply-style-name="cf2" style:base-cell-address="Data_Sheet.C5"/>
      <style:map style:condition="is-true-formula(msoxl:AND(NOT(ISBLANK(A5)),ISBLANK(C5)))" style:apply-style-name="cf2" style:base-cell-address="Data_Sheet.C5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2" style:base-cell-address="Data_Sheet.C4"/>
    </style:style>
    <style:style style:name="ce2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E4)),ISBLANK(D4)))" style:apply-style-name="cf2" style:base-cell-address="Data_Sheet.D4"/>
      <style:map style:condition="is-true-formula(msoxl:AND(NOT(ISBLANK(E4)),ISBLANK(D4)))" style:apply-style-name="cf2" style:base-cell-address="Data_Sheet.D4"/>
      <style:map style:condition="is-true-formula(msoxl:AND(NOT(ISBLANK(E4)),ISBLANK(D4)))" style:apply-style-name="cf2" style:base-cell-address="Data_Sheet.D4"/>
      <style:map style:condition="is-true-formula(msoxl:AND(NOT(ISBLANK(E4)),ISBLANK(D4)))" style:apply-style-name="cf2" style:base-cell-address="Data_Sheet.D4"/>
    </style:style>
    <style:style style:name="ce2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</style:style>
    <style:style style:name="ce2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2" style:base-cell-address="Data_Sheet.B8"/>
      <style:map style:condition="is-true-formula(msoxl:AND(NOT(ISBLANK($A8)),ISBLANK(B8)))" style:apply-style-name="cf2" style:base-cell-address="Data_Sheet.B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2" style:base-cell-address="Data_Sheet.B7"/>
      <style:map style:condition="is-true-formula(msoxl:AND(NOT(ISBLANK($A7)),ISBLANK(B7)))" style:apply-style-name="cf2" style:base-cell-address="Data_Sheet.B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2" style:base-cell-address="Data_Sheet.B8"/>
      <style:map style:condition="is-true-formula(msoxl:AND(NOT(ISBLANK($A9)),ISBLANK(B9)))" style:apply-style-name="cf2" style:base-cell-address="Data_Sheet.B9"/>
      <style:map style:condition="is-true-formula(msoxl:AND(NOT(ISBLANK($A9)),ISBLANK(B9)))" style:apply-style-name="cf2" style:base-cell-address="Data_Sheet.B9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2" style:base-cell-address="Data_Sheet.C8"/>
      <style:map style:condition="is-true-formula(msoxl:AND(NOT(ISBLANK(A8)),ISBLANK(C8)))" style:apply-style-name="cf2" style:base-cell-address="Data_Sheet.C8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2" style:base-cell-address="Data_Sheet.C7"/>
      <style:map style:condition="is-true-formula(msoxl:AND(NOT(ISBLANK(A7)),ISBLANK(C7)))" style:apply-style-name="cf2" style:base-cell-address="Data_Sheet.C7"/>
    </style:style>
    <style:style style:name="ce3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2" style:base-cell-address="Data_Sheet.D8"/>
      <style:map style:condition="is-true-formula(msoxl:AND(NOT(ISBLANK(E8)),ISBLANK(D8)))" style:apply-style-name="cf2" style:base-cell-address="Data_Sheet.D8"/>
      <style:map style:condition="is-true-formula(msoxl:AND(NOT(ISBLANK(E8)),ISBLANK(D8)))" style:apply-style-name="cf2" style:base-cell-address="Data_Sheet.D8"/>
      <style:map style:condition="is-true-formula(msoxl:AND(NOT(ISBLANK(E8)),ISBLANK(D8)))" style:apply-style-name="cf2" style:base-cell-address="Data_Sheet.D8"/>
      <style:map style:condition="is-true-formula(msoxl:AND(NOT(ISBLANK(E8)),ISBLANK(D8)))" style:apply-style-name="cf2" style:base-cell-address="Data_Sheet.D8"/>
      <style:map style:condition="is-true-formula(msoxl:AND(NOT(ISBLANK(E8)),ISBLANK(D8)))" style:apply-style-name="cf2" style:base-cell-address="Data_Sheet.D8"/>
    </style:style>
    <style:style style:name="ce3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</style:style>
    <style:style style:name="ce3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2" style:base-cell-address="Data_Sheet.E8"/>
    </style:style>
    <style:style style:name="ce3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</style:style>
    <style:style style:name="ce3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</style:style>
    <style:style style:name="ce3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2" style:base-cell-address="Data_Sheet.D9"/>
    </style:style>
    <style:style style:name="ce3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</style:style>
    <style:style style:name="ce3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2" style:base-cell-address="Data_Sheet.F8"/>
    </style:style>
    <style:style style:name="ce4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</style:style>
    <style:style style:name="ce4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F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</style:style>
    <style:style style:name="ce4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2" style:base-cell-address="Data_Sheet.E4"/>
      <style:map style:condition="is-true-formula(msoxl:AND(NOT(ISBLANK(D4)),ISBLANK(E4)))" style:apply-style-name="cf2" style:base-cell-address="Data_Sheet.E4"/>
      <style:map style:condition="is-true-formula(msoxl:AND(NOT(ISBLANK(F4)),ISBLANK(E4)))" style:apply-style-name="cf2" style:base-cell-address="Data_Sheet.E4"/>
      <style:map style:condition="is-true-formula(msoxl:AND(NOT(ISBLANK(D4)),ISBLANK(E4)))" style:apply-style-name="cf2" style:base-cell-address="Data_Sheet.E4"/>
      <style:map style:condition="is-true-formula(msoxl:AND(NOT(ISBLANK(D4)),ISBLANK(E4)))" style:apply-style-name="cf2" style:base-cell-address="Data_Sheet.E4"/>
      <style:map style:condition="is-true-formula(msoxl:AND(NOT(ISBLANK(D4)),ISBLANK(E4)))" style:apply-style-name="cf2" style:base-cell-address="Data_Sheet.E4"/>
    </style:style>
    <style:style style:name="ce4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2" style:base-cell-address="Data_Sheet.E6"/>
      <style:map style:condition="is-true-formula(msoxl:AND(NOT(ISBLANK(F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F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</style:style>
    <style:style style:name="ce4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G4)),ISBLANK(F4)))" style:apply-style-name="cf2" style:base-cell-address="Data_Sheet.F4"/>
      <style:map style:condition="is-true-formula(msoxl:AND(NOT(ISBLANK(G4)),ISBLANK(F4)))" style:apply-style-name="cf2" style:base-cell-address="Data_Sheet.F4"/>
      <style:map style:condition="is-true-formula(msoxl:AND(NOT(ISBLANK(G4)),ISBLANK(F4)))" style:apply-style-name="cf2" style:base-cell-address="Data_Sheet.F4"/>
      <style:map style:condition="is-true-formula(msoxl:AND(NOT(ISBLANK(G4)),ISBLANK(F4)))" style:apply-style-name="cf2" style:base-cell-address="Data_Sheet.F4"/>
      <style:map style:condition="is-true-formula(msoxl:AND(NOT(ISBLANK(G4)),ISBLANK(F4)))" style:apply-style-name="cf2" style:base-cell-address="Data_Sheet.F4"/>
    </style:style>
    <style:style style:name="ce4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2" style:base-cell-address="Data_Sheet.E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</style:style>
    <style:style style:name="ce4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</style:style>
    <style:style style:name="ce4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G6)))" style:apply-style-name="cf2" style:base-cell-address="Data_Sheet.G6"/>
      <style:map style:condition="is-true-formula(msoxl:AND(NOT(ISBLANK(H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H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</style:style>
    <style:style style:name="ce4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2" style:base-cell-address="Data_Sheet.H6"/>
      <style:map style:condition="is-true-formula(msoxl:AND(NOT(ISBLANK(E6)),ISBLANK(D6)))" style:apply-style-name="cf2" style:base-cell-address="Data_Sheet.D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J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</style:style>
    <style:style style:name="ce4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</style:style>
    <style:style style:name="ce5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</style:style>
    <style:style style:name="ce5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</style:style>
    <style:style style:name="ce5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</style:style>
    <style:style style:name="ce5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</style:style>
    <style:style style:name="ce5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</style:style>
    <style:style style:name="ce5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2" style:base-cell-address="Data_Sheet.H8"/>
    </style:style>
    <style:style style:name="ce5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</style:style>
    <style:style style:name="ce5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</style:style>
    <style:style style:name="ce5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</style:style>
    <style:style style:name="ce5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G4)))" style:apply-style-name="cf2" style:base-cell-address="Data_Sheet.G4"/>
      <style:map style:condition="is-true-formula(msoxl:AND(NOT(ISBLANK(F4)),ISBLANK(G4)))" style:apply-style-name="cf2" style:base-cell-address="Data_Sheet.G4"/>
      <style:map style:condition="is-true-formula(msoxl:AND(NOT(ISBLANK(H4)),ISBLANK(G4)))" style:apply-style-name="cf2" style:base-cell-address="Data_Sheet.G4"/>
      <style:map style:condition="is-true-formula(msoxl:AND(NOT(ISBLANK(F4)),ISBLANK(G4)))" style:apply-style-name="cf2" style:base-cell-address="Data_Sheet.G4"/>
      <style:map style:condition="is-true-formula(msoxl:AND(NOT(ISBLANK(F4)),ISBLANK(G4)))" style:apply-style-name="cf2" style:base-cell-address="Data_Sheet.G4"/>
      <style:map style:condition="is-true-formula(msoxl:AND(NOT(ISBLANK(F4)),ISBLANK(G4)))" style:apply-style-name="cf2" style:base-cell-address="Data_Sheet.G4"/>
    </style:style>
    <style:style style:name="ce6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I4)),ISBLANK(H4)))" style:apply-style-name="cf2" style:base-cell-address="Data_Sheet.H4"/>
      <style:map style:condition="is-true-formula(msoxl:AND(NOT(ISBLANK(H4)),ISBLANK(G4)))" style:apply-style-name="cf2" style:base-cell-address="Data_Sheet.G4"/>
      <style:map style:condition="is-true-formula(msoxl:AND(NOT(ISBLANK(I4)),ISBLANK(H4)))" style:apply-style-name="cf2" style:base-cell-address="Data_Sheet.H4"/>
      <style:map style:condition="is-true-formula(msoxl:AND(NOT(ISBLANK(I4)),ISBLANK(H4)))" style:apply-style-name="cf2" style:base-cell-address="Data_Sheet.H4"/>
      <style:map style:condition="is-true-formula(msoxl:AND(NOT(ISBLANK(I4)),ISBLANK(H4)))" style:apply-style-name="cf2" style:base-cell-address="Data_Sheet.H4"/>
    </style:style>
    <style:style style:name="ce6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H4)),ISBLANK(I4)))" style:apply-style-name="cf2" style:base-cell-address="Data_Sheet.I4"/>
      <style:map style:condition="is-true-formula(msoxl:AND(NOT(ISBLANK(J4)),ISBLANK(I4)))" style:apply-style-name="cf2" style:base-cell-address="Data_Sheet.I4"/>
      <style:map style:condition="is-true-formula(msoxl:AND(NOT(ISBLANK(H4)),ISBLANK(I4)))" style:apply-style-name="cf2" style:base-cell-address="Data_Sheet.I4"/>
      <style:map style:condition="is-true-formula(msoxl:AND(NOT(ISBLANK(H4)),ISBLANK(I4)))" style:apply-style-name="cf2" style:base-cell-address="Data_Sheet.I4"/>
      <style:map style:condition="is-true-formula(msoxl:AND(NOT(ISBLANK(H4)),ISBLANK(I4)))" style:apply-style-name="cf2" style:base-cell-address="Data_Sheet.I4"/>
    </style:style>
    <style:style style:name="ce6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J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</style:style>
    <style:style style:name="ce6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H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</style:style>
    <style:style style:name="ce6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</style:style>
    <style:style style:name="ce6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I4)))" style:apply-style-name="cf2" style:base-cell-address="Data_Sheet.I4"/>
      <style:map style:condition="is-true-formula(msoxl:AND(NOT(ISBLANK(K4)),ISBLANK(J4)))" style:apply-style-name="cf2" style:base-cell-address="Data_Sheet.J4"/>
      <style:map style:condition="is-true-formula(msoxl:AND(NOT(ISBLANK(K4)),ISBLANK(J4)))" style:apply-style-name="cf2" style:base-cell-address="Data_Sheet.J4"/>
      <style:map style:condition="is-true-formula(msoxl:AND(NOT(ISBLANK(K4)),ISBLANK(J4)))" style:apply-style-name="cf2" style:base-cell-address="Data_Sheet.J4"/>
      <style:map style:condition="is-true-formula(msoxl:AND(NOT(ISBLANK(K4)),ISBLANK(J4)))" style:apply-style-name="cf2" style:base-cell-address="Data_Sheet.J4"/>
      <style:map style:condition="is-true-formula(msoxl:AND(NOT(ISBLANK(K4)),ISBLANK(J4)))" style:apply-style-name="cf2" style:base-cell-address="Data_Sheet.J4"/>
    </style:style>
    <style:style style:name="ce6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</style:style>
    <style:style style:name="ce6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L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</style:style>
    <style:style style:name="ce6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I4)))" style:apply-style-name="cf2" style:base-cell-address="Data_Sheet.I4"/>
      <style:map style:condition="is-true-formula(msoxl:AND(NOT(ISBLANK(J4)),ISBLANK(K4)))" style:apply-style-name="cf2" style:base-cell-address="Data_Sheet.K4"/>
      <style:map style:condition="is-true-formula(msoxl:AND(NOT(ISBLANK(L4)),ISBLANK(K4)))" style:apply-style-name="cf2" style:base-cell-address="Data_Sheet.K4"/>
      <style:map style:condition="is-true-formula(msoxl:AND(NOT(ISBLANK(J4)),ISBLANK(K4)))" style:apply-style-name="cf2" style:base-cell-address="Data_Sheet.K4"/>
      <style:map style:condition="is-true-formula(msoxl:AND(NOT(ISBLANK(J4)),ISBLANK(K4)))" style:apply-style-name="cf2" style:base-cell-address="Data_Sheet.K4"/>
      <style:map style:condition="is-true-formula(msoxl:AND(NOT(ISBLANK(J4)),ISBLANK(K4)))" style:apply-style-name="cf2" style:base-cell-address="Data_Sheet.K4"/>
    </style:style>
    <style:style style:name="ce6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</style:style>
    <style:style style:name="ce7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I4)))" style:apply-style-name="cf2" style:base-cell-address="Data_Sheet.I4"/>
      <style:map style:condition="is-true-formula(msoxl:AND(NOT(ISBLANK(M4)),ISBLANK(L4)))" style:apply-style-name="cf2" style:base-cell-address="Data_Sheet.L4"/>
      <style:map style:condition="is-true-formula(msoxl:AND(NOT(ISBLANK(M4)),ISBLANK(L4)))" style:apply-style-name="cf2" style:base-cell-address="Data_Sheet.L4"/>
      <style:map style:condition="is-true-formula(msoxl:AND(NOT(ISBLANK(M4)),ISBLANK(L4)))" style:apply-style-name="cf2" style:base-cell-address="Data_Sheet.L4"/>
      <style:map style:condition="is-true-formula(msoxl:AND(NOT(ISBLANK(M4)),ISBLANK(L4)))" style:apply-style-name="cf2" style:base-cell-address="Data_Sheet.L4"/>
      <style:map style:condition="is-true-formula(msoxl:AND(NOT(ISBLANK(M4)),ISBLANK(L4)))" style:apply-style-name="cf2" style:base-cell-address="Data_Sheet.L4"/>
    </style:style>
    <style:style style:name="ce7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H6)),ISBLANK(G6)))" style:apply-style-name="cf2" style:base-cell-address="Data_Sheet.G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</style:style>
    <style:style style:name="ce7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F6)),ISBLANK(E6)))" style:apply-style-name="cf2" style:base-cell-address="Data_Sheet.E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L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</style:style>
    <style:style style:name="ce7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G6)))" style:apply-style-name="cf2" style:base-cell-address="Data_Sheet.G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</style:style>
    <style:style style:name="ce7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</style:style>
    <style:style style:name="ce7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</style:style>
    <style:style style:name="ce7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</style:style>
    <style:style style:name="ce7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2" style:base-cell-address="Data_Sheet.J8"/>
    </style:style>
    <style:style style:name="ce7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</style:style>
    <style:style style:name="ce7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</style:style>
    <style:style style:name="ce8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</style:style>
    <style:style style:name="ce8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</style:style>
    <style:style style:name="ce8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2" style:base-cell-address="Data_Sheet.L8"/>
    </style:style>
    <style:style style:name="ce8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</style:style>
    <style:style style:name="ce8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2" style:base-cell-address="Data_Sheet.L6"/>
      <style:map style:condition="is-true-formula(msoxl:AND(NOT(ISBLANK(N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N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</style:style>
    <style:style style:name="ce8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</style:style>
    <style:style style:name="ce8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</style:style>
    <style:style style:name="ce8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2" style:base-cell-address="Data_Sheet.F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</style:style>
    <style:style style:name="ce8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N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</style:style>
    <style:style style:name="ce8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2" style:base-cell-address="Data_Sheet.L4"/>
      <style:map style:condition="is-true-formula(msoxl:AND(NOT(ISBLANK(L4)),ISBLANK(M4)))" style:apply-style-name="cf2" style:base-cell-address="Data_Sheet.M4"/>
      <style:map style:condition="is-true-formula(msoxl:AND(NOT(ISBLANK(F4)),ISBLANK(E4)))" style:apply-style-name="cf2" style:base-cell-address="Data_Sheet.E4"/>
      <style:map style:condition="is-true-formula(msoxl:AND(NOT(ISBLANK(L4)),ISBLANK(M4)))" style:apply-style-name="cf2" style:base-cell-address="Data_Sheet.M4"/>
      <style:map style:condition="is-true-formula(msoxl:AND(NOT(ISBLANK(L4)),ISBLANK(M4)))" style:apply-style-name="cf2" style:base-cell-address="Data_Sheet.M4"/>
      <style:map style:condition="is-true-formula(msoxl:AND(NOT(ISBLANK(L4)),ISBLANK(M4)))" style:apply-style-name="cf2" style:base-cell-address="Data_Sheet.M4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2" style:base-cell-address="Data_Sheet.L4"/>
      <style:map style:condition="is-true-formula(msoxl:AND(NOT(ISBLANK(O4)),ISBLANK(N4)))" style:apply-style-name="cf2" style:base-cell-address="Data_Sheet.N4"/>
      <style:map style:condition="is-true-formula(msoxl:AND(NOT(ISBLANK(O4)),ISBLANK(N4)))" style:apply-style-name="cf2" style:base-cell-address="Data_Sheet.N4"/>
      <style:map style:condition="is-true-formula(msoxl:AND(NOT(ISBLANK(O4)),ISBLANK(N4)))" style:apply-style-name="cf2" style:base-cell-address="Data_Sheet.N4"/>
      <style:map style:condition="is-true-formula(msoxl:AND(NOT(ISBLANK(O4)),ISBLANK(N4)))" style:apply-style-name="cf2" style:base-cell-address="Data_Sheet.N4"/>
      <style:map style:condition="is-true-formula(msoxl:AND(NOT(ISBLANK(O4)),ISBLANK(N4)))" style:apply-style-name="cf2" style:base-cell-address="Data_Sheet.N4"/>
    </style:style>
    <style:style style:name="ce9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2" style:base-cell-address="Data_Sheet.E4"/>
      <style:map style:condition="is-true-formula(msoxl:AND(NOT(ISBLANK(N4)),ISBLANK(O4)))" style:apply-style-name="cf2" style:base-cell-address="Data_Sheet.O4"/>
      <style:map style:condition="is-true-formula(msoxl:AND(NOT(ISBLANK(P4)),ISBLANK(O4)))" style:apply-style-name="cf2" style:base-cell-address="Data_Sheet.O4"/>
      <style:map style:condition="is-true-formula(msoxl:AND(NOT(ISBLANK(N4)),ISBLANK(O4)))" style:apply-style-name="cf2" style:base-cell-address="Data_Sheet.O4"/>
      <style:map style:condition="is-true-formula(msoxl:AND(NOT(ISBLANK(N4)),ISBLANK(O4)))" style:apply-style-name="cf2" style:base-cell-address="Data_Sheet.O4"/>
      <style:map style:condition="is-true-formula(msoxl:AND(NOT(ISBLANK(N4)),ISBLANK(O4)))" style:apply-style-name="cf2" style:base-cell-address="Data_Sheet.O4"/>
    </style:style>
    <style:style style:name="ce9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2" style:base-cell-address="Data_Sheet.P4"/>
      <style:map style:condition="is-true-formula(msoxl:AND(NOT(ISBLANK(Q4)),ISBLANK(P4)))" style:apply-style-name="cf2" style:base-cell-address="Data_Sheet.P4"/>
      <style:map style:condition="is-true-formula(msoxl:AND(NOT(ISBLANK(Q4)),ISBLANK(P4)))" style:apply-style-name="cf2" style:base-cell-address="Data_Sheet.P4"/>
      <style:map style:condition="is-true-formula(msoxl:AND(NOT(ISBLANK(Q4)),ISBLANK(P4)))" style:apply-style-name="cf2" style:base-cell-address="Data_Sheet.P4"/>
      <style:map style:condition="is-true-formula(msoxl:AND(NOT(ISBLANK(Q4)),ISBLANK(P4)))" style:apply-style-name="cf2" style:base-cell-address="Data_Sheet.P4"/>
      <style:map style:condition="is-true-formula(msoxl:AND(NOT(ISBLANK(Q4)),ISBLANK(P4)))" style:apply-style-name="cf2" style:base-cell-address="Data_Sheet.P4"/>
      <style:map style:condition="is-true-formula(msoxl:AND(NOT(ISBLANK(Q4)),ISBLANK(P4)))" style:apply-style-name="cf2" style:base-cell-address="Data_Sheet.P4"/>
    </style:style>
    <style:style style:name="ce9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</style:style>
    <style:style style:name="ce9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2" style:base-cell-address="Data_Sheet.N8"/>
    </style:style>
    <style:style style:name="ce9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</style:style>
    <style:style style:name="ce9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</style:style>
    <style:style style:name="ce9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</style:style>
    <style:style style:name="ce9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</style:style>
    <style:style style:name="ce10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P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P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</style:style>
    <style:style style:name="ce10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P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2" style:base-cell-address="Data_Sheet.P4"/>
      <style:map style:condition="is-true-formula(msoxl:AND(NOT(ISBLANK(Q5)),ISBLANK(P5)))" style:apply-style-name="cf2" style:base-cell-address="Data_Sheet.P5"/>
      <style:map style:condition="is-true-formula(msoxl:AND(NOT(ISBLANK(Q5)),ISBLANK(P5)))" style:apply-style-name="cf2" style:base-cell-address="Data_Sheet.P5"/>
      <style:map style:condition="is-true-formula(msoxl:AND(NOT(ISBLANK(Q5)),ISBLANK(P5)))" style:apply-style-name="cf2" style:base-cell-address="Data_Sheet.P5"/>
      <style:map style:condition="is-true-formula(msoxl:AND(NOT(ISBLANK(Q5)),ISBLANK(P5)))" style:apply-style-name="cf2" style:base-cell-address="Data_Sheet.P5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2" style:base-cell-address="Data_Sheet.Q7"/>
      <style:map style:condition="is-true-formula(msoxl:AND(NOT(ISBLANK(R7)),ISBLANK(Q7)))" style:apply-style-name="cf2" style:base-cell-address="Data_Sheet.Q7"/>
      <style:map style:condition="is-true-formula(msoxl:AND(NOT(ISBLANK(R7)),ISBLANK(Q7)))" style:apply-style-name="cf2" style:base-cell-address="Data_Sheet.Q7"/>
      <style:map style:condition="is-true-formula(msoxl:AND(NOT(ISBLANK(R7)),ISBLANK(Q7)))" style:apply-style-name="cf2" style:base-cell-address="Data_Sheet.Q7"/>
      <style:map style:condition="is-true-formula(msoxl:AND(NOT(ISBLANK(P7)),ISBLANK(Q7)))" style:apply-style-name="cf2" style:base-cell-address="Data_Sheet.Q7"/>
      <style:map style:condition="is-true-formula(msoxl:AND(NOT(ISBLANK(P7)),ISBLANK(Q7)))" style:apply-style-name="cf2" style:base-cell-address="Data_Sheet.Q7"/>
      <style:map style:condition="is-true-formula(msoxl:AND(NOT(ISBLANK(P7)),ISBLANK(Q7)))" style:apply-style-name="cf2" style:base-cell-address="Data_Sheet.Q7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5)),ISBLANK(P5)))" style:apply-style-name="cf2" style:base-cell-address="Data_Sheet.P5"/>
      <style:map style:condition="is-true-formula(msoxl:AND(NOT(ISBLANK(R6)),ISBLANK(Q6)))" style:apply-style-name="cf2" style:base-cell-address="Data_Sheet.Q6"/>
      <style:map style:condition="is-true-formula(msoxl:AND(NOT(ISBLANK(R6)),ISBLANK(Q6)))" style:apply-style-name="cf2" style:base-cell-address="Data_Sheet.Q6"/>
      <style:map style:condition="is-true-formula(msoxl:AND(NOT(ISBLANK(R6)),ISBLANK(Q6)))" style:apply-style-name="cf2" style:base-cell-address="Data_Sheet.Q6"/>
      <style:map style:condition="is-true-formula(msoxl:AND(NOT(ISBLANK(P6)),ISBLANK(Q6)))" style:apply-style-name="cf2" style:base-cell-address="Data_Sheet.Q6"/>
      <style:map style:condition="is-true-formula(msoxl:AND(NOT(ISBLANK(P6)),ISBLANK(Q6)))" style:apply-style-name="cf2" style:base-cell-address="Data_Sheet.Q6"/>
      <style:map style:condition="is-true-formula(msoxl:AND(NOT(ISBLANK(P6)),ISBLANK(Q6)))" style:apply-style-name="cf2" style:base-cell-address="Data_Sheet.Q6"/>
      <style:map style:condition="is-true-formula(msoxl:AND(NOT(ISBLANK(P6)),ISBLANK(Q6)))" style:apply-style-name="cf2" style:base-cell-address="Data_Sheet.Q6"/>
      <style:map style:condition="is-true-formula(msoxl:AND(NOT(ISBLANK(P6)),ISBLANK(Q6)))" style:apply-style-name="cf2" style:base-cell-address="Data_Sheet.Q6"/>
      <style:map style:condition="is-true-formula(msoxl:AND(NOT(ISBLANK(P6)),ISBLANK(Q6)))" style:apply-style-name="cf2" style:base-cell-address="Data_Sheet.Q6"/>
    </style:style>
    <style:style style:name="ce1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2" style:base-cell-address="Data_Sheet.P4"/>
      <style:map style:condition="is-true-formula(msoxl:AND(NOT(ISBLANK(R5)),ISBLANK(Q5)))" style:apply-style-name="cf2" style:base-cell-address="Data_Sheet.Q5"/>
      <style:map style:condition="is-true-formula(msoxl:AND(NOT(ISBLANK(R5)),ISBLANK(Q5)))" style:apply-style-name="cf2" style:base-cell-address="Data_Sheet.Q5"/>
      <style:map style:condition="is-true-formula(msoxl:AND(NOT(ISBLANK(R5)),ISBLANK(Q5)))" style:apply-style-name="cf2" style:base-cell-address="Data_Sheet.Q5"/>
      <style:map style:condition="is-true-formula(msoxl:AND(NOT(ISBLANK(P5)),ISBLANK(Q5)))" style:apply-style-name="cf2" style:base-cell-address="Data_Sheet.Q5"/>
      <style:map style:condition="is-true-formula(msoxl:AND(NOT(ISBLANK(P5)),ISBLANK(Q5)))" style:apply-style-name="cf2" style:base-cell-address="Data_Sheet.Q5"/>
      <style:map style:condition="is-true-formula(msoxl:AND(NOT(ISBLANK(P5)),ISBLANK(Q5)))" style:apply-style-name="cf2" style:base-cell-address="Data_Sheet.Q5"/>
      <style:map style:condition="is-true-formula(msoxl:AND(NOT(ISBLANK(P5)),ISBLANK(Q5)))" style:apply-style-name="cf2" style:base-cell-address="Data_Sheet.Q5"/>
      <style:map style:condition="is-true-formula(msoxl:AND(NOT(ISBLANK(P5)),ISBLANK(Q5)))" style:apply-style-name="cf2" style:base-cell-address="Data_Sheet.Q5"/>
      <style:map style:condition="is-true-formula(msoxl:AND(NOT(ISBLANK(P5)),ISBLANK(Q5)))" style:apply-style-name="cf2" style:base-cell-address="Data_Sheet.Q5"/>
    </style:style>
    <style:style style:name="ce1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2" style:base-cell-address="Data_Sheet.P4"/>
      <style:map style:condition="is-true-formula(msoxl:AND(NOT(ISBLANK(R4)),ISBLANK(Q4)))" style:apply-style-name="cf2" style:base-cell-address="Data_Sheet.Q4"/>
      <style:map style:condition="is-true-formula(msoxl:AND(NOT(ISBLANK(R4)),ISBLANK(Q4)))" style:apply-style-name="cf2" style:base-cell-address="Data_Sheet.Q4"/>
      <style:map style:condition="is-true-formula(msoxl:AND(NOT(ISBLANK(R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</style:style>
    <style:style style:name="ce10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2" style:base-cell-address="Data_Sheet.R4"/>
      <style:map style:condition="is-true-formula(msoxl:AND(NOT(ISBLANK(S4)),ISBLANK(R4)))" style:apply-style-name="cf2" style:base-cell-address="Data_Sheet.R4"/>
      <style:map style:condition="is-true-formula(msoxl:AND(NOT(ISBLANK(S4)),ISBLANK(R4)))" style:apply-style-name="cf2" style:base-cell-address="Data_Sheet.R4"/>
      <style:map style:condition="is-true-formula(msoxl:AND(NOT(ISBLANK(S4)),ISBLANK(R4)))" style:apply-style-name="cf2" style:base-cell-address="Data_Sheet.R4"/>
      <style:map style:condition="is-true-formula(msoxl:AND(NOT(ISBLANK(S4)),ISBLANK(R4)))" style:apply-style-name="cf2" style:base-cell-address="Data_Sheet.R4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2" style:base-cell-address="Data_Sheet.R7"/>
      <style:map style:condition="is-true-formula(msoxl:AND(NOT(ISBLANK(S7)),ISBLANK(R7)))" style:apply-style-name="cf2" style:base-cell-address="Data_Sheet.R7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2" style:base-cell-address="Data_Sheet.S7"/>
      <style:map style:condition="is-true-formula(msoxl:AND(NOT(ISBLANK(R7)),ISBLANK(S7)))" style:apply-style-name="cf2" style:base-cell-address="Data_Sheet.S7"/>
      <style:map style:condition="is-true-formula(msoxl:AND(NOT(ISBLANK(R7)),ISBLANK(S7)))" style:apply-style-name="cf2" style:base-cell-address="Data_Sheet.S7"/>
      <style:map style:condition="is-true-formula(msoxl:AND(NOT(ISBLANK(R7)),ISBLANK(S7)))" style:apply-style-name="cf2" style:base-cell-address="Data_Sheet.S7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2" style:base-cell-address="Data_Sheet.P4"/>
      <style:map style:condition="is-true-formula(msoxl:AND(NOT(ISBLANK(Q9)),ISBLANK(P9)))" style:apply-style-name="cf2" style:base-cell-address="Data_Sheet.P9"/>
      <style:map style:condition="is-true-formula(msoxl:AND(NOT(ISBLANK(Q9)),ISBLANK(P9)))" style:apply-style-name="cf2" style:base-cell-address="Data_Sheet.P9"/>
      <style:map style:condition="is-true-formula(msoxl:AND(NOT(ISBLANK(Q9)),ISBLANK(P9)))" style:apply-style-name="cf2" style:base-cell-address="Data_Sheet.P9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2" style:base-cell-address="Data_Sheet.Q8"/>
      <style:map style:condition="is-true-formula(msoxl:AND(NOT(ISBLANK(R8)),ISBLANK(Q8)))" style:apply-style-name="cf2" style:base-cell-address="Data_Sheet.Q8"/>
      <style:map style:condition="is-true-formula(msoxl:AND(NOT(ISBLANK(R8)),ISBLANK(Q8)))" style:apply-style-name="cf2" style:base-cell-address="Data_Sheet.Q8"/>
      <style:map style:condition="is-true-formula(msoxl:AND(NOT(ISBLANK(R8)),ISBLANK(Q8)))" style:apply-style-name="cf2" style:base-cell-address="Data_Sheet.Q8"/>
      <style:map style:condition="is-true-formula(msoxl:AND(NOT(ISBLANK(P8)),ISBLANK(Q8)))" style:apply-style-name="cf2" style:base-cell-address="Data_Sheet.Q8"/>
      <style:map style:condition="is-true-formula(msoxl:AND(NOT(ISBLANK(P8)),ISBLANK(Q8)))" style:apply-style-name="cf2" style:base-cell-address="Data_Sheet.Q8"/>
      <style:map style:condition="is-true-formula(msoxl:AND(NOT(ISBLANK(P8)),ISBLANK(Q8)))" style:apply-style-name="cf2" style:base-cell-address="Data_Sheet.Q8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2" style:base-cell-address="Data_Sheet.R9"/>
      <style:map style:condition="is-true-formula(msoxl:AND(NOT(ISBLANK(S9)),ISBLANK(R9)))" style:apply-style-name="cf2" style:base-cell-address="Data_Sheet.R9"/>
      <style:map style:condition="is-true-formula(msoxl:AND(NOT(ISBLANK(S9)),ISBLANK(R9)))" style:apply-style-name="cf2" style:base-cell-address="Data_Sheet.R9"/>
      <style:map style:condition="is-true-formula(msoxl:AND(NOT(ISBLANK(S9)),ISBLANK(R9)))" style:apply-style-name="cf2" style:base-cell-address="Data_Sheet.R9"/>
      <style:map style:condition="is-true-formula(msoxl:AND(NOT(ISBLANK(S9)),ISBLANK(R9)))" style:apply-style-name="cf2" style:base-cell-address="Data_Sheet.R9"/>
      <style:map style:condition="is-true-formula(msoxl:AND(NOT(ISBLANK(S9)),ISBLANK(R9)))" style:apply-style-name="cf2" style:base-cell-address="Data_Sheet.R9"/>
      <style:map style:condition="is-true-formula(msoxl:AND(NOT(ISBLANK(S9)),ISBLANK(R9)))" style:apply-style-name="cf2" style:base-cell-address="Data_Sheet.R9"/>
    </style:style>
    <style:style style:name="ce11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2" style:base-cell-address="Data_Sheet.R8"/>
      <style:map style:condition="is-true-formula(msoxl:AND(NOT(ISBLANK(S8)),ISBLANK(R8)))" style:apply-style-name="cf2" style:base-cell-address="Data_Sheet.R8"/>
      <style:map style:condition="is-true-formula(msoxl:AND(NOT(ISBLANK(S8)),ISBLANK(R8)))" style:apply-style-name="cf2" style:base-cell-address="Data_Sheet.R8"/>
      <style:map style:condition="is-true-formula(msoxl:AND(NOT(ISBLANK(S8)),ISBLANK(R8)))" style:apply-style-name="cf2" style:base-cell-address="Data_Sheet.R8"/>
      <style:map style:condition="is-true-formula(msoxl:AND(NOT(ISBLANK(S8)),ISBLANK(R8)))" style:apply-style-name="cf2" style:base-cell-address="Data_Sheet.R8"/>
      <style:map style:condition="is-true-formula(msoxl:AND(NOT(ISBLANK(S8)),ISBLANK(R8)))" style:apply-style-name="cf2" style:base-cell-address="Data_Sheet.R8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2" style:base-cell-address="Data_Sheet.S5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</style:style>
    <style:style style:name="ce11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</style:style>
    <style:style style:name="ce11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2" style:base-cell-address="Data_Sheet.R4"/>
      <style:map style:condition="is-true-formula(msoxl:AND(NOT(ISBLANK(R4)),ISBLANK(S4)))" style:apply-style-name="cf2" style:base-cell-address="Data_Sheet.S4"/>
      <style:map style:condition="is-true-formula(msoxl:AND(NOT(ISBLANK(R4)),ISBLANK(S4)))" style:apply-style-name="cf2" style:base-cell-address="Data_Sheet.S4"/>
      <style:map style:condition="is-true-formula(msoxl:AND(NOT(ISBLANK(R4)),ISBLANK(S4)))" style:apply-style-name="cf2" style:base-cell-address="Data_Sheet.S4"/>
      <style:map style:condition="is-true-formula(msoxl:AND(NOT(ISBLANK(R4)),ISBLANK(S4)))" style:apply-style-name="cf2" style:base-cell-address="Data_Sheet.S4"/>
    </style:style>
    <style:style style:name="ce12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2" style:base-cell-address="Data_Sheet.T4"/>
      <style:map style:condition="is-true-formula(msoxl:AND(NOT(ISBLANK(U4)),ISBLANK(T4)))" style:apply-style-name="cf2" style:base-cell-address="Data_Sheet.T4"/>
      <style:map style:condition="is-true-formula(msoxl:AND(NOT(ISBLANK(U4)),ISBLANK(T4)))" style:apply-style-name="cf2" style:base-cell-address="Data_Sheet.T4"/>
      <style:map style:condition="is-true-formula(msoxl:AND(NOT(ISBLANK(U4)),ISBLANK(T4)))" style:apply-style-name="cf2" style:base-cell-address="Data_Sheet.T4"/>
    </style:style>
    <style:style style:name="ce12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2" style:base-cell-address="Data_Sheet.U4"/>
      <style:map style:condition="is-true-formula(msoxl:AND(NOT(ISBLANK(T4)),ISBLANK(U4)))" style:apply-style-name="cf2" style:base-cell-address="Data_Sheet.U4"/>
      <style:map style:condition="is-true-formula(msoxl:AND(NOT(ISBLANK(T4)),ISBLANK(U4)))" style:apply-style-name="cf2" style:base-cell-address="Data_Sheet.U4"/>
      <style:map style:condition="is-true-formula(msoxl:AND(NOT(ISBLANK(T4)),ISBLANK(U4)))" style:apply-style-name="cf2" style:base-cell-address="Data_Sheet.U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R5)),ISBLANK(S5)))" style:apply-style-name="cf2" style:base-cell-address="Data_Sheet.S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</style:style>
    <style:style style:name="ce12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2" style:base-cell-address="Data_Sheet.V4"/>
      <style:map style:condition="is-true-formula(msoxl:AND(NOT(ISBLANK(W4)),ISBLANK(V4)))" style:apply-style-name="cf2" style:base-cell-address="Data_Sheet.V4"/>
      <style:map style:condition="is-true-formula(msoxl:AND(NOT(ISBLANK(W4)),ISBLANK(V4)))" style:apply-style-name="cf2" style:base-cell-address="Data_Sheet.V4"/>
      <style:map style:condition="is-true-formula(msoxl:AND(NOT(ISBLANK(W4)),ISBLANK(V4)))" style:apply-style-name="cf2" style:base-cell-address="Data_Sheet.V4"/>
    </style:style>
    <style:style style:name="ce12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AA4)),ISBLANK(Z4)))" style:apply-style-name="cf2" style:base-cell-address="Data_Sheet.Z4"/>
      <style:map style:condition="is-true-formula(msoxl:AND(NOT(ISBLANK(AA4)),ISBLANK(Z4)))" style:apply-style-name="cf2" style:base-cell-address="Data_Sheet.Z4"/>
    </style:style>
    <style:style style:name="ce12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2" style:base-cell-address="Data_Sheet.W4"/>
      <style:map style:condition="is-true-formula(msoxl:AND(NOT(ISBLANK(V4)),ISBLANK(W4)))" style:apply-style-name="cf2" style:base-cell-address="Data_Sheet.W4"/>
      <style:map style:condition="is-true-formula(msoxl:AND(NOT(ISBLANK(V4)),ISBLANK(W4)))" style:apply-style-name="cf2" style:base-cell-address="Data_Sheet.W4"/>
      <style:map style:condition="is-true-formula(msoxl:AND(NOT(ISBLANK(V4)),ISBLANK(W4)))" style:apply-style-name="cf2" style:base-cell-address="Data_Sheet.W4"/>
    </style:style>
    <style:style style:name="ce12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2" style:base-cell-address="Data_Sheet.Y4"/>
      <style:map style:condition="is-true-formula(msoxl:AND(NOT(ISBLANK(X4)),ISBLANK(Y4)))" style:apply-style-name="cf2" style:base-cell-address="Data_Sheet.Y4"/>
      <style:map style:condition="is-true-formula(msoxl:AND(NOT(ISBLANK(X4)),ISBLANK(Y4)))" style:apply-style-name="cf2" style:base-cell-address="Data_Sheet.Y4"/>
      <style:map style:condition="is-true-formula(msoxl:AND(NOT(ISBLANK(X4)),ISBLANK(Y4)))" style:apply-style-name="cf2" style:base-cell-address="Data_Sheet.Y4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</style:style>
    <style:style style:name="ce13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2" style:base-cell-address="Data_Sheet.X4"/>
      <style:map style:condition="is-true-formula(msoxl:AND(NOT(ISBLANK(Y4)),ISBLANK(X4)))" style:apply-style-name="cf2" style:base-cell-address="Data_Sheet.X4"/>
      <style:map style:condition="is-true-formula(msoxl:AND(NOT(ISBLANK(Y4)),ISBLANK(X4)))" style:apply-style-name="cf2" style:base-cell-address="Data_Sheet.X4"/>
      <style:map style:condition="is-true-formula(msoxl:AND(NOT(ISBLANK(Y4)),ISBLANK(X4)))" style:apply-style-name="cf2" style:base-cell-address="Data_Sheet.X4"/>
    </style:style>
    <style:style style:name="ce13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2" style:base-cell-address="Data_Sheet.Z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</style:style>
    <style:style style:name="ce13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</style:style>
    <style:style style:name="ce13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2" style:base-cell-address="Data_Sheet.Z8"/>
      <style:map style:condition="is-true-formula(msoxl:AND(NOT(ISBLANK(Y9)),ISBLANK(Z9)))" style:apply-style-name="cf2" style:base-cell-address="Data_Sheet.Z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</style:style>
    <style:style style:name="ce13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2" style:base-cell-address="Data_Sheet.AC4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</style:style>
    <style:style style:name="ce13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</style:style>
    <style:style style:name="ce13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</style:style>
    <style:style style:name="ce13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2" style:base-cell-address="Data_Sheet.AC6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</style:style>
    <style:style style:name="ce14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</style:style>
    <style:style style:name="ce14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C5)),ISBLANK(AB5)))" style:apply-style-name="cf2" style:base-cell-address="Data_Sheet.AB5"/>
    </style:style>
    <style:style style:name="ce14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2" style:base-cell-address="Data_Sheet.Z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C4)),ISBLANK(AB4)))" style:apply-style-name="cf2" style:base-cell-address="Data_Sheet.AB4"/>
      <style:map style:condition="is-true-formula(msoxl:AND(NOT(ISBLANK(AC4)),ISBLANK(AB4)))" style:apply-style-name="cf2" style:base-cell-address="Data_Sheet.AB4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2" style:base-cell-address="Data_Sheet.U7"/>
      <style:map style:condition="is-true-formula(msoxl:AND(NOT(ISBLANK(T7)),ISBLANK(U7)))" style:apply-style-name="cf2" style:base-cell-address="Data_Sheet.U7"/>
      <style:map style:condition="is-true-formula(msoxl:AND(NOT(ISBLANK(T7)),ISBLANK(U7)))" style:apply-style-name="cf2" style:base-cell-address="Data_Sheet.U7"/>
      <style:map style:condition="is-true-formula(msoxl:AND(NOT(ISBLANK(T7)),ISBLANK(U7)))" style:apply-style-name="cf2" style:base-cell-address="Data_Sheet.U7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2" style:base-cell-address="Data_Sheet.R5"/>
      <style:map style:condition="is-true-formula(msoxl:AND(NOT(ISBLANK(W7)),ISBLANK(V7)))" style:apply-style-name="cf2" style:base-cell-address="Data_Sheet.V7"/>
      <style:map style:condition="is-true-formula(msoxl:AND(NOT(ISBLANK(W7)),ISBLANK(V7)))" style:apply-style-name="cf2" style:base-cell-address="Data_Sheet.V7"/>
      <style:map style:condition="is-true-formula(msoxl:AND(NOT(ISBLANK(W7)),ISBLANK(V7)))" style:apply-style-name="cf2" style:base-cell-address="Data_Sheet.V7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2" style:base-cell-address="Data_Sheet.T7"/>
      <style:map style:condition="is-true-formula(msoxl:AND(NOT(ISBLANK(U7)),ISBLANK(T7)))" style:apply-style-name="cf2" style:base-cell-address="Data_Sheet.T7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2" style:base-cell-address="Data_Sheet.R5"/>
      <style:map style:condition="is-true-formula(msoxl:AND(NOT(ISBLANK(Y7)),ISBLANK(X7)))" style:apply-style-name="cf2" style:base-cell-address="Data_Sheet.X7"/>
      <style:map style:condition="is-true-formula(msoxl:AND(NOT(ISBLANK(Y7)),ISBLANK(X7)))" style:apply-style-name="cf2" style:base-cell-address="Data_Sheet.X7"/>
      <style:map style:condition="is-true-formula(msoxl:AND(NOT(ISBLANK(Y7)),ISBLANK(X7)))" style:apply-style-name="cf2" style:base-cell-address="Data_Sheet.X7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2" style:base-cell-address="Data_Sheet.W5"/>
      <style:map style:condition="is-true-formula(msoxl:AND(NOT(ISBLANK(V7)),ISBLANK(W7)))" style:apply-style-name="cf2" style:base-cell-address="Data_Sheet.W7"/>
      <style:map style:condition="is-true-formula(msoxl:AND(NOT(ISBLANK(V7)),ISBLANK(W7)))" style:apply-style-name="cf2" style:base-cell-address="Data_Sheet.W7"/>
      <style:map style:condition="is-true-formula(msoxl:AND(NOT(ISBLANK(V7)),ISBLANK(W7)))" style:apply-style-name="cf2" style:base-cell-address="Data_Sheet.W7"/>
      <style:map style:condition="is-true-formula(msoxl:AND(NOT(ISBLANK(V7)),ISBLANK(W7)))" style:apply-style-name="cf2" style:base-cell-address="Data_Sheet.W7"/>
      <style:map style:condition="is-true-formula(msoxl:AND(NOT(ISBLANK(V7)),ISBLANK(W7)))" style:apply-style-name="cf2" style:base-cell-address="Data_Sheet.W7"/>
      <style:map style:condition="is-true-formula(msoxl:AND(NOT(ISBLANK(V7)),ISBLANK(W7)))" style:apply-style-name="cf2" style:base-cell-address="Data_Sheet.W7"/>
      <style:map style:condition="is-true-formula(msoxl:AND(NOT(ISBLANK(V7)),ISBLANK(W7)))" style:apply-style-name="cf2" style:base-cell-address="Data_Sheet.W7"/>
    </style:style>
    <style:style style:name="ce15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</style:style>
    <style:style style:name="ce15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2" style:base-cell-address="Data_Sheet.W9"/>
      <style:map style:condition="is-true-formula(msoxl:AND(NOT(ISBLANK(V9)),ISBLANK(W9)))" style:apply-style-name="cf2" style:base-cell-address="Data_Sheet.W9"/>
      <style:map style:condition="is-true-formula(msoxl:AND(NOT(ISBLANK(V9)),ISBLANK(W9)))" style:apply-style-name="cf2" style:base-cell-address="Data_Sheet.W9"/>
      <style:map style:condition="is-true-formula(msoxl:AND(NOT(ISBLANK(V9)),ISBLANK(W9)))" style:apply-style-name="cf2" style:base-cell-address="Data_Sheet.W9"/>
      <style:map style:condition="is-true-formula(msoxl:AND(NOT(ISBLANK(V9)),ISBLANK(W9)))" style:apply-style-name="cf2" style:base-cell-address="Data_Sheet.W9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2" style:base-cell-address="Data_Sheet.X9"/>
      <style:map style:condition="is-true-formula(msoxl:AND(NOT(ISBLANK(Y9)),ISBLANK(X9)))" style:apply-style-name="cf2" style:base-cell-address="Data_Sheet.X9"/>
      <style:map style:condition="is-true-formula(msoxl:AND(NOT(ISBLANK(Y9)),ISBLANK(X9)))" style:apply-style-name="cf2" style:base-cell-address="Data_Sheet.X9"/>
      <style:map style:condition="is-true-formula(msoxl:AND(NOT(ISBLANK(Y9)),ISBLANK(X9)))" style:apply-style-name="cf2" style:base-cell-address="Data_Sheet.X9"/>
      <style:map style:condition="is-true-formula(msoxl:AND(NOT(ISBLANK(Y9)),ISBLANK(X9)))" style:apply-style-name="cf2" style:base-cell-address="Data_Sheet.X9"/>
      <style:map style:condition="is-true-formula(msoxl:AND(NOT(ISBLANK(Y9)),ISBLANK(X9)))" style:apply-style-name="cf2" style:base-cell-address="Data_Sheet.X9"/>
      <style:map style:condition="is-true-formula(msoxl:AND(NOT(ISBLANK(Y9)),ISBLANK(X9)))" style:apply-style-name="cf2" style:base-cell-address="Data_Sheet.X9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2" style:base-cell-address="Data_Sheet.R5"/>
      <style:map style:condition="is-true-formula(msoxl:AND(NOT(ISBLANK(U9)),ISBLANK(T9)))" style:apply-style-name="cf2" style:base-cell-address="Data_Sheet.T9"/>
      <style:map style:condition="is-true-formula(msoxl:AND(NOT(ISBLANK(U9)),ISBLANK(T9)))" style:apply-style-name="cf2" style:base-cell-address="Data_Sheet.T9"/>
      <style:map style:condition="is-true-formula(msoxl:AND(NOT(ISBLANK(U9)),ISBLANK(T9)))" style:apply-style-name="cf2" style:base-cell-address="Data_Sheet.T9"/>
      <style:map style:condition="is-true-formula(msoxl:AND(NOT(ISBLANK(U9)),ISBLANK(T9)))" style:apply-style-name="cf2" style:base-cell-address="Data_Sheet.T9"/>
      <style:map style:condition="is-true-formula(msoxl:AND(NOT(ISBLANK(U9)),ISBLANK(T9)))" style:apply-style-name="cf2" style:base-cell-address="Data_Sheet.T9"/>
      <style:map style:condition="is-true-formula(msoxl:AND(NOT(ISBLANK(U9)),ISBLANK(T9)))" style:apply-style-name="cf2" style:base-cell-address="Data_Sheet.T9"/>
    </style:style>
    <style:style style:name="ce15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2" style:base-cell-address="Data_Sheet.T8"/>
      <style:map style:condition="is-true-formula(msoxl:AND(NOT(ISBLANK(U8)),ISBLANK(T8)))" style:apply-style-name="cf2" style:base-cell-address="Data_Sheet.T8"/>
      <style:map style:condition="is-true-formula(msoxl:AND(NOT(ISBLANK(U8)),ISBLANK(T8)))" style:apply-style-name="cf2" style:base-cell-address="Data_Sheet.T8"/>
      <style:map style:condition="is-true-formula(msoxl:AND(NOT(ISBLANK(U8)),ISBLANK(T8)))" style:apply-style-name="cf2" style:base-cell-address="Data_Sheet.T8"/>
      <style:map style:condition="is-true-formula(msoxl:AND(NOT(ISBLANK(U8)),ISBLANK(T8)))" style:apply-style-name="cf2" style:base-cell-address="Data_Sheet.T8"/>
      <style:map style:condition="is-true-formula(msoxl:AND(NOT(ISBLANK(U8)),ISBLANK(T8)))" style:apply-style-name="cf2" style:base-cell-address="Data_Sheet.T8"/>
    </style:style>
    <style:style style:name="ce15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2" style:base-cell-address="Data_Sheet.S5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</style:style>
    <style:style style:name="ce16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2" style:base-cell-address="Data_Sheet.V9"/>
      <style:map style:condition="is-true-formula(msoxl:AND(NOT(ISBLANK(W9)),ISBLANK(V9)))" style:apply-style-name="cf2" style:base-cell-address="Data_Sheet.V9"/>
      <style:map style:condition="is-true-formula(msoxl:AND(NOT(ISBLANK(W9)),ISBLANK(V9)))" style:apply-style-name="cf2" style:base-cell-address="Data_Sheet.V9"/>
      <style:map style:condition="is-true-formula(msoxl:AND(NOT(ISBLANK(W9)),ISBLANK(V9)))" style:apply-style-name="cf2" style:base-cell-address="Data_Sheet.V9"/>
      <style:map style:condition="is-true-formula(msoxl:AND(NOT(ISBLANK(W9)),ISBLANK(V9)))" style:apply-style-name="cf2" style:base-cell-address="Data_Sheet.V9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</style:style>
    <style:style style:name="ce1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</style:style>
    <style:style style:name="ce1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</style:style>
    <style:style style:name="ce1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Q4)),ISBLANK(P4)))" style:apply-style-name="cf2" style:base-cell-address="Data_Sheet.P4"/>
    </style:style>
    <style:style style:name="ce16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</style:style>
    <style:style style:name="ce16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2" style:base-cell-address="Data_Sheet.Z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</style:style>
    <style:style style:name="ce17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2" style:base-cell-address="Data_Sheet.Z8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2" style:base-cell-address="Data_Sheet.AA4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</style:style>
    <style:style style:name="ce17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2" style:base-cell-address="Data_Sheet.AA6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6">
            <text:p>Organisation name</text:p>
          </table:table-cell>
          <table:table-cell office:value-type="string" table:number-columns-spanned="1" table:number-rows-spanned="3" table:content-validation-name="val2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8">
            <text:p>Ministerial Department</text:p>
          </table:table-cell>
          <table:table-cell office:value-type="string" table:style-name="ce23">
            <text:p>Home Office</text:p>
          </table:table-cell>
          <table:table-cell office:value-type="float" office:value="8384" table:style-name="ce24">
            <text:p>8384</text:p>
          </table:table-cell>
          <table:table-cell office:value-type="float" office:value="7502.09" table:style-name="ce42">
            <text:p>7502</text:p>
          </table:table-cell>
          <table:table-cell office:value-type="float" office:value="11602" table:style-name="ce44">
            <text:p>11602</text:p>
          </table:table-cell>
          <table:table-cell office:value-type="float" office:value="10880.41" table:style-name="ce59">
            <text:p>10880</text:p>
          </table:table-cell>
          <table:table-cell office:value-type="float" office:value="6266" table:style-name="ce60">
            <text:p>6266</text:p>
          </table:table-cell>
          <table:table-cell office:value-type="float" office:value="6025.05" table:style-name="ce61">
            <text:p>6025</text:p>
          </table:table-cell>
          <table:table-cell office:value-type="float" office:value="1952" table:style-name="ce65">
            <text:p>1952</text:p>
          </table:table-cell>
          <table:table-cell office:value-type="float" office:value="1904.83" table:style-name="ce68">
            <text:p>1905</text:p>
          </table:table-cell>
          <table:table-cell office:value-type="float" office:value="225" table:style-name="ce70">
            <text:p>225</text:p>
          </table:table-cell>
          <table:table-cell office:value-type="float" office:value="223.01" table:style-name="ce89">
            <text:p>223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28429" table:content-validation-name="val2" table:style-name="ce93">
            <text:p>28,429</text:p>
          </table:table-cell>
          <table:table-cell office:value-type="float" office:value="26535.389999999996" table:content-validation-name="val2" table:style-name="ce106">
            <text:p>26,535</text:p>
          </table:table-cell>
          <table:table-cell office:value-type="float" office:value="970" table:style-name="ce108">
            <text:p>970</text:p>
          </table:table-cell>
          <table:table-cell office:value-type="float" office:value="848.84" table:style-name="ce119">
            <text:p>849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970" table:style-name="ce126">
            <text:p>970</text:p>
          </table:table-cell>
          <table:table-cell office:value-type="float" office:value="848.84" table:style-name="ce132">
            <text:p>849</text:p>
          </table:table-cell>
          <table:table-cell office:value-type="float" office:value="29399" table:content-validation-name="val2" table:style-name="ce142">
            <text:p>29,399</text:p>
          </table:table-cell>
          <table:table-cell office:value-type="float" office:value="27384.229999999996" table:content-validation-name="val2" table:style-name="ce138">
            <text:p>27,384</text:p>
          </table:table-cell>
          <table:table-cell office:value-type="currency" office:value="65072247.930000007" table:content-validation-name="val1" table:style-name="ce10">
            <text:p>£65,072,247.93</text:p>
          </table:table-cell>
          <table:table-cell office:value-type="currency" office:value="8793108.0300000031" table:content-validation-name="val1" table:style-name="ce10">
            <text:p>£8,793,108.03</text:p>
          </table:table-cell>
          <table:table-cell office:value-type="currency" office:value="2247650.0300000003" table:content-validation-name="val1" table:style-name="ce10">
            <text:p>£2,247,650.03</text:p>
          </table:table-cell>
          <table:table-cell office:value-type="currency" office:value="1651602.6400000001" table:content-validation-name="val1" table:style-name="ce10">
            <text:p>£1,651,602.64</text:p>
          </table:table-cell>
          <table:table-cell office:value-type="currency" office:value="15183188.15" table:content-validation-name="val1" table:style-name="ce10">
            <text:p>£15,183,188.15</text:p>
          </table:table-cell>
          <table:table-cell office:value-type="currency" office:value="5789654.5300000012" table:content-validation-name="val1" table:style-name="ce10">
            <text:p>£5,789,654.53</text:p>
          </table:table-cell>
          <table:table-cell office:value-type="currency" office:value="98737451.310000017" table:style-name="ce11">
            <text:p>£98,737,451.31</text:p>
          </table:table-cell>
          <table:table-cell office:value-type="currency" office:value="3404042.23" table:content-validation-name="val1" table:style-name="ce12">
            <text:p>£3,404,042.23</text:p>
          </table:table-cell>
          <table:table-cell office:value-type="currency" office:value="820095.67999999982" table:content-validation-name="val1" table:style-name="ce12">
            <text:p>£820,095.68</text:p>
          </table:table-cell>
          <table:table-cell office:value-type="currency" office:value="4224137.91" table:style-name="ce11">
            <text:p>£4,224,137.91</text:p>
          </table:table-cell>
          <table:table-cell office:value-type="currency" office:value="102961589.22000001" table:style-name="ce13">
            <text:p>£102,961,589.22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299" table:style-name="ce25">
            <text:p>299</text:p>
          </table:table-cell>
          <table:table-cell office:value-type="float" office:value="267.25" table:style-name="ce41">
            <text:p>267</text:p>
          </table:table-cell>
          <table:table-cell office:value-type="float" office:value="208" table:style-name="ce46">
            <text:p>208</text:p>
          </table:table-cell>
          <table:table-cell office:value-type="float" office:value="195.89" table:style-name="ce63">
            <text:p>196</text:p>
          </table:table-cell>
          <table:table-cell office:value-type="float" office:value="267" table:style-name="ce64">
            <text:p>267</text:p>
          </table:table-cell>
          <table:table-cell office:value-type="float" office:value="256.27" table:style-name="ce62">
            <text:p>256</text:p>
          </table:table-cell>
          <table:table-cell office:value-type="float" office:value="35" table:style-name="ce66">
            <text:p>35</text:p>
          </table:table-cell>
          <table:table-cell office:value-type="float" office:value="33.86" table:style-name="ce67">
            <text:p>34</text:p>
          </table:table-cell>
          <table:table-cell office:value-type="float" office:value="5" table:style-name="ce69">
            <text:p>5</text:p>
          </table:table-cell>
          <table:table-cell office:value-type="float" office:value="5" table:style-name="ce88">
            <text:p>5</text:p>
          </table:table-cell>
          <table:table-cell office:value-type="float" office:value="5" table:style-name="ce91">
            <text:p>5</text:p>
          </table:table-cell>
          <table:table-cell office:value-type="float" office:value="0.64" table:style-name="ce101">
            <text:p>1</text:p>
          </table:table-cell>
          <table:table-cell office:value-type="float" office:value="819" table:content-validation-name="val2" table:style-name="ce102">
            <text:p>819</text:p>
          </table:table-cell>
          <table:table-cell office:value-type="float" office:value="758.91" table:content-validation-name="val2" table:style-name="ce105">
            <text:p>759</text:p>
          </table:table-cell>
          <table:table-cell office:value-type="float" office:value="2" table:style-name="ce107">
            <text:p>2</text:p>
          </table:table-cell>
          <table:table-cell office:value-type="float" office:value="2" table:style-name="ce109">
            <text:p>2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11" table:style-name="ce124">
            <text:p>11</text:p>
          </table:table-cell>
          <table:table-cell office:value-type="float" office:value="11" table:style-name="ce130">
            <text:p>11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13" table:style-name="ce167">
            <text:p>13</text:p>
          </table:table-cell>
          <table:table-cell office:value-type="float" office:value="13" table:style-name="ce134">
            <text:p>13</text:p>
          </table:table-cell>
          <table:table-cell office:value-type="float" office:value="832" table:content-validation-name="val2" table:style-name="ce141">
            <text:p>832</text:p>
          </table:table-cell>
          <table:table-cell office:value-type="float" office:value="771.91" table:content-validation-name="val2" table:style-name="ce136">
            <text:p>772</text:p>
          </table:table-cell>
          <table:table-cell office:value-type="currency" office:value="1656995.3" table:content-validation-name="val1" table:style-name="ce10">
            <text:p>£1,656,995.30</text:p>
          </table:table-cell>
          <table:table-cell office:value-type="currency" office:value="30716.75" table:content-validation-name="val1" table:style-name="ce10">
            <text:p>£30,716.75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104688.12" table:content-validation-name="val1" table:style-name="ce10">
            <text:p>£104,688.12</text:p>
          </table:table-cell>
          <table:table-cell office:value-type="currency" office:value="343527.13000000274" table:content-validation-name="val1" table:style-name="ce10">
            <text:p>£343,527.13</text:p>
          </table:table-cell>
          <table:table-cell office:value-type="currency" office:value="132844.3600000001" table:content-validation-name="val1" table:style-name="ce10">
            <text:p>£132,844.36</text:p>
          </table:table-cell>
          <table:table-cell office:value-type="currency" office:value="2268771.6600000029" table:style-name="ce11">
            <text:p>£2,268,771.66</text:p>
          </table:table-cell>
          <table:table-cell office:value-type="currency" office:value="156257" table:content-validation-name="val1" table:style-name="ce10">
            <text:p>£156,257.00</text:p>
          </table:table-cell>
          <table:table-cell office:value-type="currency" office:value="959" table:content-validation-name="val1" table:style-name="ce10">
            <text:p>£959.00</text:p>
          </table:table-cell>
          <table:table-cell office:value-type="currency" office:value="157216" table:style-name="ce11">
            <text:p>£157,216.00</text:p>
          </table:table-cell>
          <table:table-cell office:value-type="currency" office:value="2425987.6600000029" table:style-name="ce13">
            <text:p>£2,425,987.66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53" table:style-name="ce26">
            <text:p>53</text:p>
          </table:table-cell>
          <table:table-cell office:value-type="float" office:value="52.135100000000001" table:style-name="ce43">
            <text:p>52</text:p>
          </table:table-cell>
          <table:table-cell office:value-type="float" office:value="68" table:style-name="ce45">
            <text:p>68</text:p>
          </table:table-cell>
          <table:table-cell office:value-type="float" office:value="67.540500000000009" table:style-name="ce47">
            <text:p>68</text:p>
          </table:table-cell>
          <table:table-cell office:value-type="float" office:value="674" table:style-name="ce49">
            <text:p>674</text:p>
          </table:table-cell>
          <table:table-cell office:value-type="float" office:value="662.52269999999987" table:style-name="ce48">
            <text:p>663</text:p>
          </table:table-cell>
          <table:table-cell office:value-type="float" office:value="59" table:style-name="ce71">
            <text:p>59</text:p>
          </table:table-cell>
          <table:table-cell office:value-type="float" office:value="58.272999999999996" table:style-name="ce72">
            <text:p>58</text:p>
          </table:table-cell>
          <table:table-cell office:value-type="float" office:value="7" table:style-name="ce73">
            <text:p>7</text:p>
          </table:table-cell>
          <table:table-cell office:value-type="float" office:value="7" table:style-name="ce84">
            <text:p>7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861" table:content-validation-name="val2" table:style-name="ce102">
            <text:p>861</text:p>
          </table:table-cell>
          <table:table-cell office:value-type="float" office:value="847.47129999999993" table:content-validation-name="val2" table:style-name="ce104">
            <text:p>847</text:p>
          </table:table-cell>
          <table:table-cell office:value-type="float" office:value="82" table:style-name="ce110">
            <text:p>82</text:p>
          </table:table-cell>
          <table:table-cell office:value-type="float" office:value="82" table:style-name="ce143">
            <text:p>82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4" table:style-name="ce149">
            <text:p>4</text:p>
          </table:table-cell>
          <table:table-cell office:value-type="float" office:value="4" table:style-name="ce163">
            <text:p>4</text:p>
          </table:table-cell>
          <table:table-cell table:style-name="ce165"/>
          <table:table-cell table:style-name="ce164"/>
          <table:table-cell office:value-type="float" office:value="86" table:style-name="ce167">
            <text:p>86</text:p>
          </table:table-cell>
          <table:table-cell office:value-type="float" office:value="86" table:style-name="ce171">
            <text:p>86</text:p>
          </table:table-cell>
          <table:table-cell office:value-type="float" office:value="947" table:content-validation-name="val2" table:style-name="ce141">
            <text:p>947</text:p>
          </table:table-cell>
          <table:table-cell office:value-type="float" office:value="933.47129999999993" table:content-validation-name="val2" table:style-name="ce140">
            <text:p>933</text:p>
          </table:table-cell>
          <table:table-cell office:value-type="currency" office:value="2394524" table:content-validation-name="val1" table:style-name="ce10">
            <text:p>£2,394,524.00</text:p>
          </table:table-cell>
          <table:table-cell office:value-type="currency" office:value="207800.82" table:content-validation-name="val1" table:style-name="ce10">
            <text:p>£207,800.82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76007" table:content-validation-name="val1" table:style-name="ce10">
            <text:p>£76,007.00</text:p>
          </table:table-cell>
          <table:table-cell office:value-type="currency" office:value="460711.31" table:content-validation-name="val1" table:style-name="ce10">
            <text:p>£460,711.31</text:p>
          </table:table-cell>
          <table:table-cell office:value-type="currency" office:value="203377.29" table:content-validation-name="val1" table:style-name="ce10">
            <text:p>£203,377.29</text:p>
          </table:table-cell>
          <table:table-cell office:value-type="currency" office:value="3342420.42" table:style-name="ce11">
            <text:p>£3,342,420.42</text:p>
          </table:table-cell>
          <table:table-cell office:value-type="currency" office:value="432011" table:content-validation-name="val1" table:style-name="ce12">
            <text:p>£432,011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32011" table:style-name="ce11">
            <text:p>£432,011.00</text:p>
          </table:table-cell>
          <table:table-cell office:value-type="currency" office:value="3774431.42" table:style-name="ce13">
            <text:p>£3,774,431.42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8">
            <text:p>Executive Non-Departmental Public Body</text:p>
          </table:table-cell>
          <table:table-cell office:value-type="string" table:style-name="ce31">
            <text:p>Home Office</text:p>
          </table:table-cell>
          <table:table-cell office:value-type="float" office:value="9" table:style-name="ce33">
            <text:p>9</text:p>
          </table:table-cell>
          <table:table-cell office:value-type="float" office:value="7.2" table:style-name="ce35">
            <text:p>7</text:p>
          </table:table-cell>
          <table:table-cell office:value-type="float" office:value="7" table:style-name="ce38">
            <text:p>7</text:p>
          </table:table-cell>
          <table:table-cell office:value-type="float" office:value="5.8" table:style-name="ce50">
            <text:p>6</text:p>
          </table:table-cell>
          <table:table-cell office:value-type="float" office:value="42" table:style-name="ce51">
            <text:p>42</text:p>
          </table:table-cell>
          <table:table-cell office:value-type="float" office:value="40.799999999999997" table:style-name="ce52">
            <text:p>41</text:p>
          </table:table-cell>
          <table:table-cell office:value-type="float" office:value="1" table:style-name="ce75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1" table:style-name="ce76">
            <text:p>1</text:p>
          </table:table-cell>
          <table:table-cell office:value-type="float" office:value="0.8" table:style-name="ce85">
            <text:p>1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60" table:content-validation-name="val2" table:style-name="ce102">
            <text:p>60</text:p>
          </table:table-cell>
          <table:table-cell office:value-type="float" office:value="55.599999999999994" table:content-validation-name="val2" table:style-name="ce103">
            <text:p>56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60" table:content-validation-name="val2" table:style-name="ce141">
            <text:p>60</text:p>
          </table:table-cell>
          <table:table-cell office:value-type="float" office:value="55.599999999999994" table:content-validation-name="val2" table:style-name="ce139">
            <text:p>56</text:p>
          </table:table-cell>
          <table:table-cell office:value-type="currency" office:value="161595" table:content-validation-name="val1" table:style-name="ce10">
            <text:p>£161,595.00</text:p>
          </table:table-cell>
          <table:table-cell office:value-type="currency" office:value="52" table:content-validation-name="val1" table:style-name="ce10">
            <text:p>£52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4080" table:content-validation-name="val1" table:style-name="ce10">
            <text:p>£34,080.00</text:p>
          </table:table-cell>
          <table:table-cell office:value-type="currency" office:value="14239" table:content-validation-name="val1" table:style-name="ce10">
            <text:p>£14,239.00</text:p>
          </table:table-cell>
          <table:table-cell office:value-type="currency" office:value="209966" table:style-name="ce11">
            <text:p>£209,966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09966" table:style-name="ce13">
            <text:p>£209,966.00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30">
            <text:p>Home Office</text:p>
          </table:table-cell>
          <table:table-cell office:value-type="float" office:value="44" table:style-name="ce32">
            <text:p>44</text:p>
          </table:table-cell>
          <table:table-cell office:value-type="float" office:value="41.57" table:style-name="ce34">
            <text:p>42</text:p>
          </table:table-cell>
          <table:table-cell office:value-type="float" office:value="68" table:style-name="ce39">
            <text:p>68</text:p>
          </table:table-cell>
          <table:table-cell office:value-type="float" office:value="68" table:style-name="ce53">
            <text:p>68</text:p>
          </table:table-cell>
          <table:table-cell office:value-type="float" office:value="49" table:style-name="ce55">
            <text:p>49</text:p>
          </table:table-cell>
          <table:table-cell office:value-type="float" office:value="48" table:style-name="ce54">
            <text:p>48</text:p>
          </table:table-cell>
          <table:table-cell office:value-type="float" office:value="26" table:style-name="ce77">
            <text:p>26</text:p>
          </table:table-cell>
          <table:table-cell office:value-type="float" office:value="26" table:style-name="ce79">
            <text:p>26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83">
            <text:p>4</text:p>
          </table:table-cell>
          <table:table-cell office:value-type="float" office:value="6" table:style-name="ce95">
            <text:p>6</text:p>
          </table:table-cell>
          <table:table-cell office:value-type="float" office:value="1.27" table:style-name="ce98">
            <text:p>1</text:p>
          </table:table-cell>
          <table:table-cell office:value-type="float" office:value="197" table:content-validation-name="val2" table:style-name="ce102">
            <text:p>197</text:p>
          </table:table-cell>
          <table:table-cell office:value-type="float" office:value="188.84" table:content-validation-name="val2" table:style-name="ce114">
            <text:p>189</text:p>
          </table:table-cell>
          <table:table-cell office:value-type="float" office:value="11" table:style-name="ce116">
            <text:p>11</text:p>
          </table:table-cell>
          <table:table-cell office:value-type="float" office:value="10.5" table:style-name="ce118">
            <text:p>11</text:p>
          </table:table-cell>
          <table:table-cell office:value-type="float" office:value="4" table:style-name="ce158">
            <text:p>4</text:p>
          </table:table-cell>
          <table:table-cell office:value-type="float" office:value="4" table:style-name="ce159">
            <text:p>4</text:p>
          </table:table-cell>
          <table:table-cell table:style-name="ce161"/>
          <table:table-cell table:style-name="ce152"/>
          <table:table-cell office:value-type="float" office:value="9" table:style-name="ce168">
            <text:p>9</text:p>
          </table:table-cell>
          <table:table-cell office:value-type="float" office:value="8.4" table:style-name="ce153">
            <text:p>8</text:p>
          </table:table-cell>
          <table:table-cell office:value-type="float" office:value="24" table:style-name="ce167">
            <text:p>24</text:p>
          </table:table-cell>
          <table:table-cell office:value-type="float" office:value="22.9" table:style-name="ce169">
            <text:p>23</text:p>
          </table:table-cell>
          <table:table-cell office:value-type="float" office:value="221" table:content-validation-name="val2" table:style-name="ce141">
            <text:p>221</text:p>
          </table:table-cell>
          <table:table-cell office:value-type="float" office:value="211.74" table:content-validation-name="val2" table:style-name="ce137">
            <text:p>212</text:p>
          </table:table-cell>
          <table:table-cell office:value-type="currency" office:value="525538.71" table:content-validation-name="val1" table:style-name="ce10">
            <text:p>£525,538.71</text:p>
          </table:table-cell>
          <table:table-cell office:value-type="currency" office:value="56286.12" table:content-validation-name="val1" table:style-name="ce10">
            <text:p>£56,286.12</text:p>
          </table:table-cell>
          <table:table-cell office:value-type="currency" office:value="3150" table:content-validation-name="val1" table:style-name="ce10">
            <text:p>£3,150.00</text:p>
          </table:table-cell>
          <table:table-cell office:value-type="currency" office:value="2383.94" table:content-validation-name="val1" table:style-name="ce10">
            <text:p>£2,383.94</text:p>
          </table:table-cell>
          <table:table-cell office:value-type="currency" office:value="18118.18" table:content-validation-name="val1" table:style-name="ce10">
            <text:p>£18,118.18</text:p>
          </table:table-cell>
          <table:table-cell office:value-type="currency" office:value="50292.4" table:content-validation-name="val1" table:style-name="ce10">
            <text:p>£50,292.40</text:p>
          </table:table-cell>
          <table:table-cell office:value-type="currency" office:value="655769.35" table:style-name="ce11">
            <text:p>£655,769.35</text:p>
          </table:table-cell>
          <table:table-cell office:value-type="currency" office:value="190540.59" table:content-validation-name="val1" table:style-name="ce12">
            <text:p>£190,540.59</text:p>
          </table:table-cell>
          <table:table-cell office:value-type="currency" office:value="240498" table:content-validation-name="val1" table:style-name="ce12">
            <text:p>£240,498.00</text:p>
          </table:table-cell>
          <table:table-cell office:value-type="currency" office:value="431038.58999999997" table:style-name="ce11">
            <text:p>£431,038.59</text:p>
          </table:table-cell>
          <table:table-cell office:value-type="currency" office:value="1086807.94" table:style-name="ce13">
            <text:p>£1,086,807.94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6">
            <text:p>6</text:p>
          </table:table-cell>
          <table:table-cell office:value-type="float" office:value="7" table:style-name="ce40">
            <text:p>7</text:p>
          </table:table-cell>
          <table:table-cell office:value-type="float" office:value="6.06" table:style-name="ce56">
            <text:p>6</text:p>
          </table:table-cell>
          <table:table-cell office:value-type="float" office:value="51" table:style-name="ce58">
            <text:p>51</text:p>
          </table:table-cell>
          <table:table-cell office:value-type="float" office:value="49.82" table:style-name="ce57">
            <text:p>50</text:p>
          </table:table-cell>
          <table:table-cell office:value-type="float" office:value="2" table:style-name="ce78">
            <text:p>2</text:p>
          </table:table-cell>
          <table:table-cell office:value-type="float" office:value="1.59" table:style-name="ce80">
            <text:p>2</text:p>
          </table:table-cell>
          <table:table-cell office:value-type="float" office:value="1" table:style-name="ce81">
            <text:p>1</text:p>
          </table:table-cell>
          <table:table-cell office:value-type="float" office:value="1" table:style-name="ce94">
            <text:p>1</text:p>
          </table:table-cell>
          <table:table-cell table:style-name="ce96"/>
          <table:table-cell table:style-name="ce97"/>
          <table:table-cell office:value-type="float" office:value="67" table:content-validation-name="val2" table:style-name="ce113">
            <text:p>67</text:p>
          </table:table-cell>
          <table:table-cell office:value-type="float" office:value="64.47" table:content-validation-name="val2" table:style-name="ce113">
            <text:p>64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67" table:content-validation-name="val2" table:style-name="ce135">
            <text:p>67</text:p>
          </table:table-cell>
          <table:table-cell office:value-type="float" office:value="64.47" table:content-validation-name="val2" table:style-name="ce135">
            <text:p>64</text:p>
          </table:table-cell>
          <table:table-cell office:value-type="currency" office:value="170078.58" table:content-validation-name="val1" table:style-name="ce10">
            <text:p>£170,078.58</text:p>
          </table:table-cell>
          <table:table-cell office:value-type="currency" office:value="7352.9" table:content-validation-name="val1" table:style-name="ce10">
            <text:p>£7,352.9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4123.599999999999" table:content-validation-name="val1" table:style-name="ce10">
            <text:p>£34,123.60</text:p>
          </table:table-cell>
          <table:table-cell office:value-type="currency" office:value="15124.05" table:content-validation-name="val1" table:style-name="ce10">
            <text:p>£15,124.05</text:p>
          </table:table-cell>
          <table:table-cell office:value-type="currency" office:value="226679.12999999998" table:style-name="ce11">
            <text:p>£226,679.1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26679.12999999998" table:style-name="ce13">
            <text:p>£226,679.13</text:p>
          </table:table-cell>
          <table:table-cell table:content-validation-name="val2" table:style-name="ce14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9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urrency_32_2" style:display-name="Currency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oSiffer" style:family="table-cell" style:data-style-name="N55"/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Tony Millet</dc:creator>
    <meta:creation-date>2012-07-18T14:50:11Z</meta:creation-date>
    <dc:date>2016-05-11T09:09:58Z</dc:date>
  </office:meta>
</office:document-meta>
</file>